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cm" fo:min-width="3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cm" fo:min-width="4.7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402cm" fo:min-width="2.33cm" loext:decorative="false"/>
      <style:paragraph-properties style:writing-mode="lr-tb"/>
    </style:style>
    <style:style style:name="gr4" style:family="graphic" style:parent-style-name="objectwithoutfill">
      <style:graphic-properties draw:marker-end="Pontas_20_das_20_setas_20_3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Pontas_20_das_20_setas_20_4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Pontas_20_das_20_setas_20_5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Pontas_20_das_20_setas_20_7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Pontas_20_das_20_setas_20_8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Pontas_20_das_20_setas_20_9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Pontas_20_das_20_setas_20_10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Pontas_20_das_20_setas_20_11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Pontas_20_das_20_setas_20_12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6" draw:id="id6" draw:layer="layout" svg:width="3.5cm" svg:height="3.75cm" svg:x="22.6cm" svg:y="32cm">
          <text:p text:style-name="P1">Correção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5cm" svg:height="3.75cm" svg:x="22.6cm" svg:y="19.75cm">
          <text:p text:style-name="P1">Iniciar movimentaçã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3.75cm" svg:x="22.5cm" svg:y="38.25cm">
          <text:p text:style-name="P1">Análise posicionamento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5cm" svg:height="3.75cm" svg:x="22.6cm" svg:y="14.25cm">
          <text:p text:style-name="P1">Detectar a curva de destino.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5cm" svg:height="3.75cm" svg:x="30cm" svg:y="25.5cm">
          <text:p text:style-name="P1">Analisar posicionamento relativo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25cm" svg:height="3.25cm" svg:x="21.75cm" svg:y="8.75cm">
          <text:p text:style-name="P1">Acionamento do robô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cm" svg:height="3.75cm" svg:x="22.4cm" svg:y="25.8cm">
          <text:p text:style-name="P1">Moviment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39.25cm" svg:y1="29cm" svg:x2="37.75cm" svg:y2="27.5cm">
          <text:p/>
        </draw:line>
        <draw:line draw:style-name="gr5" draw:text-style-name="P2" draw:layer="layout" svg:x1="39.25cm" svg:y1="29cm" svg:x2="41cm" svg:y2="27.75cm">
          <text:p/>
        </draw:line>
        <draw:line draw:style-name="gr6" draw:text-style-name="P2" draw:layer="layout" svg:x1="39.25cm" svg:y1="29cm" svg:x2="39.25cm" svg:y2="26.5cm">
          <text:p/>
        </draw:line>
        <draw:connector draw:style-name="gr7" draw:text-style-name="P2" draw:layer="layout" svg:x1="25.815cm" svg:y1="29.001cm" svg:x2="31.75cm" svg:y2="29.25cm" draw:start-shape="id1" draw:start-glue-point="9" draw:end-shape="id2" svg:d="M25815 29001v1051h5935v-802" svg:viewBox="0 0 5936 1052">
          <text:p/>
        </draw:connector>
        <draw:connector draw:style-name="gr8" draw:text-style-name="P2" draw:layer="layout" draw:type="line" svg:x1="17.991cm" svg:y1="6.879cm" svg:x2="21.75cm" svg:y2="10.375cm" draw:end-shape="id3" svg:d="M17991 6879l3759 3496" svg:viewBox="0 0 3760 3497">
          <text:p/>
        </draw:connector>
        <draw:connector draw:style-name="gr9" draw:text-style-name="P2" draw:layer="layout" draw:type="line" svg:x1="24.375cm" svg:y1="12cm" svg:x2="24.35cm" svg:y2="14.25cm" draw:start-shape="id3" draw:start-glue-point="2" draw:end-shape="id4" svg:d="M24375 12000l-25 2250" svg:viewBox="0 0 26 2251">
          <text:p/>
        </draw:connector>
        <draw:connector draw:style-name="gr10" draw:text-style-name="P2" draw:layer="layout" draw:type="line" svg:x1="24.35cm" svg:y1="18cm" svg:x2="24.35cm" svg:y2="19.75cm" draw:start-shape="id4" draw:end-shape="id5" draw:end-glue-point="0" svg:d="M24350 18000v1750" svg:viewBox="0 0 1 1751">
          <text:p/>
        </draw:connector>
        <draw:connector draw:style-name="gr11" draw:text-style-name="P2" draw:layer="layout" draw:type="line" svg:x1="24.35cm" svg:y1="23.5cm" svg:x2="24.4cm" svg:y2="25.8cm" draw:start-shape="id5" draw:start-glue-point="2" draw:end-shape="id1" svg:d="M24350 23500l50 2300" svg:viewBox="0 0 51 2301">
          <text:p/>
        </draw:connector>
        <draw:connector draw:style-name="gr12" draw:text-style-name="P2" draw:layer="layout" draw:type="line" svg:x1="24.4cm" svg:y1="29.55cm" svg:x2="24.35cm" svg:y2="32cm" draw:start-shape="id1" draw:end-shape="id6" svg:d="M24400 29550l-50 2450" svg:viewBox="0 0 51 24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1T20:05:30.506000000</meta:creation-date>
    <dc:date>2024-01-11T20:17:13.880000000</dc:date>
    <meta:editing-duration>PT11M44S</meta:editing-duration>
    <meta:editing-cycles>1</meta:editing-cycles>
    <meta:document-statistic meta:object-count="16"/>
    <meta:generator>LibreOffice/7.6.2.1$Windows_X86_64 LibreOffice_project/56f7684011345957bbf33a7ee678afaf4d2ba333</meta:generator>
  </office:meta>
</office:document-meta>
</file>